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F" svg:font-family="" style:font-family-generic="roman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border="0.06pt solid #c0c0c0"/>
      <style:text-properties fo:color="#cccccc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>
      <style:table-cell-properties fo:background-color="#e8f2a1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ee6ef"/>
      <style:text-properties style:font-name="aakar"/>
    </style:style>
    <style:style style:name="ce12" style:family="table-cell" style:parent-style-name="Default">
      <style:table-cell-properties fo:background-color="#e8f2a1"/>
      <style:text-properties style:font-name="aakar"/>
    </style:style>
    <style:style style:name="ce13" style:family="table-cell" style:parent-style-name="Default">
      <style:text-properties style:font-name="aakar"/>
    </style:style>
    <style:style style:name="ce14" style:family="table-cell" style:parent-style-name="Default">
      <style:table-cell-properties fo:background-color="#ffdbb6"/>
      <style:text-properties style:font-name="aakar"/>
    </style:style>
    <style:style style:name="ce15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ackground-color="#e8f2a1"/>
    </style:style>
    <style:style style:name="ce17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05 - 170r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SITIO: IGLESIAS DE LA CHIQUITANI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Número de viajeros</text:p>
          </table:table-cell>
          <table:table-cell table:style-name="ce3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iza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table:formula="of:=SUM([.A5:.A18])" office:value-type="float" office:value="132" calcext:value-type="float">
            <text:p>132</text:p>
          </table:table-cell>
          <table:table-cell table:style-name="ce11" office:value-type="string" calcext:value-type="string">
            <text:p>Total opiniones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6" table:formula="of:=[.A23]-[.A6]" office:value-type="float" office:value="100" calcext:value-type="float">
            <text:p>100</text:p>
          </table:table-cell>
          <table:table-cell table:style-name="ce11" office:value-type="string" calcext:value-type="string">
            <text:p>Opiniones con país válido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table:style-name="ce8" table:formula="of:=[.A24]*100/[.A23]" office:value-type="float" office:value="75.7575757575758" calcext:value-type="float">
            <text:p>75,8</text:p>
          </table:table-cell>
          <table:table-cell table:style-name="ce12" office:value-type="string" calcext:value-type="string">
            <text:p>% opiniones con país válid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8" table:formula="of:=100-[.A26]" office:value-type="float" office:value="24.2424242424242" calcext:value-type="float">
            <text:p>24,2</text:p>
          </table:table-cell>
          <table:table-cell table:style-name="ce12" office:value-type="string" calcext:value-type="string">
            <text:p>% opiniones con país nulo</text:p>
          </table:table-cell>
          <table:table-cell table:style-name="ce16"/>
          <table:table-cell table:number-columns-repeated="2"/>
        </table:table-row>
        <table:table-row table:style-name="ro1">
          <table:table-cell table:style-name="ce9"/>
          <table:table-cell table:style-name="ce13"/>
          <table:table-cell table:number-columns-repeated="3"/>
        </table:table-row>
        <table:table-row table:style-name="ro1">
          <table:table-cell table:style-name="ce10" table:formula="of:=[.A5]*100/[.A24]" office:value-type="float" office:value="58" calcext:value-type="float">
            <text:p>58</text:p>
          </table:table-cell>
          <table:table-cell table:style-name="ce14" office:value-type="string" calcext:value-type="string">
            <text:p>% viajeros nacionales (sobre opiniones con país válido)</text:p>
          </table:table-cell>
          <table:table-cell table:style-name="ce17" table:number-columns-repeated="3"/>
        </table:table-row>
        <table:table-row table:style-name="ro1">
          <table:table-cell table:style-name="ce10" table:formula="of:=100-[.A29]" office:value-type="float" office:value="42" calcext:value-type="float">
            <text:p>42</text:p>
          </table:table-cell>
          <table:table-cell table:style-name="ce14" office:value-type="string" calcext:value-type="string">
            <text:p>% viajeros extranjeros</text:p>
          </table:table-cell>
          <table:table-cell table:style-name="ce1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F" svg:font-family="" style:font-family-generic="roman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3:31:54.316373910</meta:creation-date>
    <dc:date>2021-06-05T23:45:10.396074613</dc:date>
    <meta:editing-duration>PT13M16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